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5F100001747385E1E4D.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language="nb" fo:country="NO" style:language-asian="en" style:country-asian="US"/>
    </style:style>
    <style:style style:name="P7" style:family="paragraph" style:parent-style-name="Code">
      <style:text-properties fo:font-weight="bold" style:font-weight-asian="bold"/>
    </style:style>
    <style:style style:name="P8" style:family="paragraph" style:parent-style-name="Figure">
      <style:paragraph-properties fo:text-align="start" style:justify-single-word="false"/>
    </style:style>
    <style:style style:name="P9" style:family="paragraph" style:parent-style-name="Figure">
      <style:paragraph-properties fo:text-align="start" style:justify-single-word="false"/>
      <style:text-properties fo:font-weight="bold" style:font-weight-asian="bold"/>
    </style:style>
    <style:style style:name="P10" style:family="paragraph" style:parent-style-name="Chapter_20_Title" style:master-page-name="First_20_Page">
      <style:paragraph-properties style:page-number="auto"/>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style:font-name-asian="TheSansMonoConNormal"/>
    </style:style>
    <style:style style:name="T2" style:family="text">
      <style:text-properties fo:language="en" fo:country="US" officeooo:rsid="000697fb"/>
    </style:style>
    <style:style style:name="T3" style:family="text">
      <style:text-properties fo:language="en" fo:country="US"/>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font-style="normal" fo:font-weight="bold" style:font-style-asian="normal" style:font-weight-asian="bold"/>
    </style:style>
    <style:style style:name="T10" style:family="text">
      <style:text-properties fo:language="en" fo:country="US"/>
    </style:style>
    <style:style style:name="T11" style:family="text">
      <style:text-properties fo:language="en" fo:country="US" fo:font-weight="bold" style:font-weight-asian="bold"/>
    </style:style>
    <style:style style:name="T12" style:family="text">
      <style:text-properties fo:language="en" fo:country="US" officeooo:rsid="000697fb"/>
    </style:style>
    <style:style style:name="T13" style:family="text">
      <style:text-properties style:font-name="Utopia-Italic" style:font-name-complex="Utopia-Italic"/>
    </style:style>
    <style:style style:name="T14" style:family="text">
      <style:text-properties style:font-name="Utopia-Italic" fo:language="en" fo:country="US" style:font-name-complex="Utopia-Italic"/>
    </style:style>
    <style:style style:name="T15" style:family="text">
      <style:text-properties style:font-name-asian="TheSansMonoConNormal"/>
    </style:style>
    <style:style style:name="T16" style:family="text">
      <style:text-properties style:font-name="TheSansMonoCondensed-Bold" fo:language="en" fo:country="US" fo:font-weight="bold" style:font-weight-asian="bold" style:font-name-complex="TheSansMonoCondensed-Bold" style:font-weight-complex="bold"/>
    </style:style>
    <style:style style:name="T17" style:family="text">
      <style:text-properties style:font-name="TheSansMonoCondensed-Bold" fo:language="en" fo:country="US" style:font-name-complex="TheSansMonoCondensed-Bold"/>
    </style:style>
    <style:style style:name="T18" style:family="text">
      <style:text-properties style:font-name="Utopia-Bold" fo:language="en" fo:country="US" fo:font-weight="bold" style:font-weight-asian="bold" style:font-name-complex="Utopia-Bold" style:font-weight-complex="bold"/>
    </style:style>
    <style:style style:name="T19" style:family="text">
      <style:text-properties style:font-name="Utopia-Bold" fo:language="en" fo:country="US" style:font-name-complex="Utopia-Bold"/>
    </style:style>
    <style:style style:name="T20" style:family="text">
      <style:text-properties style:font-name="Utopia-BoldItalic" fo:language="en" fo:country="US" style:font-name-complex="Utopia-BoldItalic"/>
    </style:style>
    <style:style style:name="T21" style:family="text">
      <style:text-properties style:font-name="TheSansMonoCondensed-SemiLightI" style:font-name-complex="TheSansMonoCondensed-SemiLightI"/>
    </style:style>
    <style:style style:name="T22" style:family="text">
      <style:text-properties officeooo:rsid="0004c5bd"/>
    </style:style>
    <style:style style:name="T23" style:family="text">
      <style:text-properties officeooo:rsid="000697fb"/>
    </style:style>
    <style:style style:name="T2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2853840" text:id="ct102853840">
          <text:format-change>
            <office:change-info>
              <dc:creator>Ray Lischner</dc:creator>
              <dc:date>2013-10-26T13:22:00</dc:date>
            </office:change-info>
          </text:format-change>
        </text:changed-region>
        <text:changed-region xml:id="ct94327072" text:id="ct94327072">
          <text:insertion>
            <office:change-info>
              <dc:creator>Ray Lischner</dc:creator>
              <dc:date>2013-10-26T13:23:00</dc:date>
            </office:change-info>
          </text:insertion>
        </text:changed-region>
        <text:changed-region xml:id="ct94805456" text:id="ct94805456">
          <text:deletion>
            <office:change-info>
              <dc:creator>Ray Lischner</dc:creator>
              <dc:date>2013-10-26T13:23:00</dc:date>
            </office:change-info>
            <text:p text:style-name="Code"><text:span text:style-name="T1"><text:s text:c="4"/></text:span>int tmp = *start;</text:p>
            <text:p text:style-name="Code"><text:span text:style-name="T1"><text:s text:c="4"/></text:span>*start = *end;</text:p>
            <text:p text:style-name="Code"><text:span text:style-name="T1"><text:s text:c="4"/></text:span>*end = tmp;</text:p>
            <text:p text:style-name="Code">
<text:span text:style-name="T1"/>
</text:p>
          </text:deletion>
        </text:changed-region>
        <text:changed-region xml:id="ct106476688" text:id="ct106476688">
          <text:insertion>
            <office:change-info>
              <dc:creator>Ray Lischner</dc:creator>
              <dc:date>2013-10-26T13:28:00</dc:date>
            </office:change-info>
          </text:insertion>
        </text:changed-region>
        <text:changed-region xml:id="ct106547104" text:id="ct106547104">
          <text:insertion>
            <office:change-info>
              <dc:creator>Ray Lischner</dc:creator>
              <dc:date>2013-10-26T13:30:00</dc:date>
            </office:change-info>
          </text:insertion>
        </text:changed-region>
        <text:changed-region xml:id="ct106255056" text:id="ct106255056">
          <text:insertion>
            <office:change-info>
              <dc:creator>Ray Lischner</dc:creator>
              <dc:date>2013-10-26T13:31:00</dc:date>
            </office:change-info>
          </text:insertion>
        </text:changed-region>
        <text:changed-region xml:id="ct106536448" text:id="ct106536448">
          <text:insertion>
            <office:change-info>
              <dc:creator>Ray Lischner</dc:creator>
              <dc:date>2013-10-26T13:32:00</dc:date>
            </office:change-info>
          </text:insertion>
        </text:changed-region>
        <text:changed-region xml:id="ct107070576" text:id="ct107070576">
          <text:deletion>
            <office:change-info>
              <dc:creator>Ray Lischner</dc:creator>
              <dc:date>2013-10-26T13:32:00</dc:date>
            </office:change-info>
            <text:p text:style-name="Text_20_body">
<text:span text:style-name="T2">The first argument is the iterator you want twith its </text:span>
</text:p>
          </text:deletion>
        </text:changed-region>
        <text:changed-region xml:id="ct106594432" text:id="ct106594432">
          <text:insertion>
            <office:change-info>
              <dc:creator>Ray Lischner</dc:creator>
              <dc:date>2013-10-26T13:32:00</dc:date>
            </office:change-info>
          </text:insertion>
        </text:changed-region>
        <text:changed-region xml:id="ct107035392" text:id="ct107035392">
          <text:deletion>
            <office:change-info>
              <dc:creator>Ray Lischner</dc:creator>
              <dc:date>2013-10-26T13:32:00</dc:date>
            </office:change-info>
            <text:p text:style-name="Text_20_body">
<text:span text:style-name="T2">, or by calling the </text:span>
<text:span text:style-name="Code_20_Inline">
<text:span text:style-name="T2">std::next()</text:span>
</text:span>
<text:span text:style-name="T2"> function. The advantage of calling next is that you can pass a second argument to specify how far to advance the iterator</text:span>
</text:p>
          </text:deletion>
        </text:changed-region>
        <text:changed-region xml:id="ct94671920" text:id="ct94671920">
          <text:deletion>
            <office:change-info>
              <dc:creator>Ray Lischner</dc:creator>
              <dc:date>2013-10-26T13:33:00</dc:date>
            </office:change-info>
            <text:p text:style-name="Text_20_body">
<text:span text:style-name="T3">The </text:span>
<text:span text:style-name="Code_20_Inline">
<text:span text:style-name="T3">std::advance</text:span>
</text:span>
<text:span text:style-name="T3"> function is similar to </text:span>
<text:span text:style-name="Code_20_Inline">
<text:span text:style-name="T3">std::next</text:span>
</text:span>
<text:span text:style-name="T3">, except the iterator is passed by reference and modified in place, instead of returning a new iterator value. </text:span>
</text:p>
          </text:deletion>
        </text:changed-region>
        <text:changed-region xml:id="ct105371376" text:id="ct105371376">
          <text:insertion>
            <office:change-info>
              <dc:creator>Ray Lischner</dc:creator>
              <dc:date>2013-10-26T13:35:00</dc:date>
            </office:change-info>
          </text:insertion>
        </text:changed-region>
        <text:changed-region xml:id="ct107286544" text:id="ct107286544">
          <text:insertion>
            <office:change-info>
              <dc:creator>Ray Lischner</dc:creator>
              <dc:date>2013-10-26T13:34:00</dc:date>
            </office:change-info>
          </text:insertion>
        </text:changed-region>
        <text:changed-region xml:id="ct107052160" text:id="ct107052160">
          <text:deletion>
            <office:change-info>
              <dc:creator>Ray Lischner</dc:creator>
              <dc:date>2013-10-26T13:37:00</dc:date>
            </office:change-info>
            <text:p text:style-name="Text_20_body">
<text:span text:style-name="T3"><text:s/>the non-</text:span>
<text:span text:style-name="Code_20_Inline">
<text:span text:style-name="T3">const</text:span>
</text:span>
<text:span text:style-name="T3"> function,</text:span>
</text:p>
          </text:deletion>
        </text:changed-region>
        <text:changed-region xml:id="ct105554864" text:id="ct105554864">
          <text:insertion>
            <office:change-info>
              <dc:creator>Ray Lischner</dc:creator>
              <dc:date>2013-10-26T13: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terators<text:span text:style-name="Comment_20_Reference"><text:span text:style-name="T7"><office:annotation><dc:creator>Fabio Claudio Ferracchiati</dc:creator><dc:date>2013-10-08T16:07:00</dc:date><text:p text:style-name="P11"><text:span text:style-name="T24">The chapter is well written and readable. Sadly, I could test just one code snippet. The others include external hpp files that you haven’t provided. In that way readers can have a global understanding of what your code does.</text:span></text:p></office:annotation></text:span></text:span></text:p>
      <text:p text:style-name="Body_20_Text_20_First">Iterators provide element-by-element access to a sequence of things. The things can be numbers, characters, or objects of almost any type. The standard containers, such as <text:span text:style-name="Code_20_Inline">vector</text:span>, provide iterator access to the container contents, and other standard iterators let you access input streams and output streams, for example. The standard algorithms require iterators for operating on sequences of things.</text:p>
      <text:p text:style-name="P5">Until now, your view and use of iterators has been somewhat limited. Sure, you’ve used them, but do you really understand them? This Exploration helps you understand what’s really going on with iterators.</text:p>
      <text:h text:style-name="Heading_20_1" text:outline-level="1">Kinds of Iterators</text:h>
      <text:p text:style-name="Body_20_Text_20_First">So far, you have seen that iterators come in multiple varieties, in particular, read and write. The <text:span text:style-name="Code_20_Inline">copy</text:span> function, for example, takes two read iterators to specify an input range and one write iterator to specify the start of an output range. As always, specify the input range as a pair of read iterators: one that refers to the first element of the range and one that refers to one-past-the-end element of the input range. The <text:span text:style-name="Code_20_Inline">copy</text:span> function returns a write iterator: the value of the result iterator after the copy is complete.</text:p>
      <text:p text:style-name="Code">WriteIterator copy(ReadIterator start, ReadIterator end, WriteIterator result);</text:p>
      <text:p text:style-name="P5">All this time, however, I’ve oversimplified the situation by referring to “read” and “write” iterators. In fact, C++ has five different categories of iterators: input, output, forward, bidirectional, and random access. Input and output iterators have the least functionality, and random access has the most. You can substitute an iterator with more functionality anywhere that calls for an iterator with less. Figure 44-1 illustrates the substitutability of iterators. Don’t be misled by the figure, however. It does not show class inheritance. What makes an iterator an iterator is its behavior. If it fulfills all the requirements of an input iterator, for example, it is an input iterator, regardless of its type.</text:p>
      <text:p text:style-name="P8">
<text:soft-page-break/>
<draw:frame draw:style-name="fr1" draw:name="Picture 1" text:anchor-type="as-char" svg:y="0in" svg:width="4.8402in" svg:height="1.0366in" draw:z-index="1">
<draw:image xlink:href="Pictures/20000009000065F100001747385E1E4D.wmf" xlink:type="simple" xlink:show="embed" xlink:actuate="onLoad"/>
</draw:frame>
</text:p>
      <text:p text:style-name="P9"/>
      <text:p text:style-name="Figure_20_Caption"><text:span text:style-name="T9">Figure 44-1.</text:span> Substitution tree for iterators</text:p>
      <text:p text:style-name="P5">All iterators can be copied and assigned freely. The result of a copy or an assignment is a new iterator that refers to the same item as the original iterator. The other characteristics depend on the iterator category, as described in the following sections.</text:p>
      <text:h text:style-name="Heading_20_2" text:outline-level="2">Input Iterators</text:h>
      <text:p text:style-name="Body_20_Text_20_First">An input iterator, unsurprisingly, supports only input. You can read from the iterator (using the unary <text:span text:style-name="Code_20_Inline">*</text:span> operator) only once per iteration. You cannot modify the item that the iterator refers to. The <text:span text:style-name="Code_20_Inline">++</text:span> operator advances to the next input item. You can compare iterators for equality and inequality, but the only meaningful comparison is to compare an iterator with an end iterator. You cannot, in general, compare two input iterators to see if they refer to the same item.</text:p>
      <text:p text:style-name="P5">That’s about it. Input iterators are quite limited, but they are also extremely useful. Almost every standard algorithm expresses an input range in terms of two input iterators: the start of the input range and one-past-the-end of the input range.</text:p>
      <text:p text:style-name="Text_20_body">
<text:span text:style-name="T3">The </text:span>
<text:span text:style-name="Code_20_Inline">
<text:span text:style-name="T3">istream_iterator</text:span>
</text:span>
<text:span text:style-name="T3"> type is an example of an input iterator. You can also treat any container’s iterator as an input iterator; e.g., the iterator that a vector’s </text:span>
<text:span text:style-name="Code_20_Inline">
<text:span text:style-name="T3">begin()</text:span>
</text:span>
<text:span text:style-name="T3"> member function returns.</text:span>
</text:p>
      <text:h text:style-name="Heading_20_2" text:outline-level="2">Output Iterators</text:h>
      <text:p text:style-name="Body_20_Text_20_First">An output iterator supports only output. You can assign to an iterator item (by applying the <text:span text:style-name="Code_20_Inline">*</text:span> operator to the iterator on the left-hand side of an assignment), but you cannot read from the iterator. You can modify the iterator value only once per iteration. The <text:span text:style-name="Code_20_Inline">++</text:span> operator advances to the next output item.</text:p>
      <text:p text:style-name="Text_20_body">
<text:span text:style-name="T3">You </text:span>
<text:span text:style-name="Emphasis">
<text:span text:style-name="T14">cannot</text:span>
</text:span>
<text:span text:style-name="T3"> compare output iterators for equality or inequality.</text:span>
</text:p>
      <text:p text:style-name="P5">In spite of the limitations on output iterators, they, too, are widely used by the standard algorithms. Every algorithm that copies data to an output range takes an output iterator to specify the start of the range.</text:p>
      <text:p text:style-name="P5">One caution when dealing with output iterators is that you must ensure that wherever the iterator is actually writing has enough room to store the entire output. Any mistakes result in undefined behavior. Some implementations offer debugging iterators that can check for this kind of mistake, and you should certainly take advantage of such tools when they are available. Don’t rely solely on debugging libraries, <text:soft-page-break/>however. Careful code design, careful code implementation, and careful code review are absolutely necessary to ensure safety when using output (and other) iterators.</text:p>
      <text:p text:style-name="Text_20_body">
<text:span text:style-name="T3">The </text:span>
<text:span text:style-name="Code_20_Inline">
<text:span text:style-name="T3">ostream_iterator</text:span>
</text:span>
<text:span text:style-name="T3"> type is an example of an output iterator. You can also treat many container’s iterators as output iterators; e.g., the iterator that a vector’s </text:span>
<text:span text:style-name="Code_20_Inline">
<text:span text:style-name="T3">begin()</text:span>
</text:span>
<text:span text:style-name="T3"> member function returns.</text:span>
</text:p>
      <text:h text:style-name="Heading_20_2" text:outline-level="2">Forward Iterators</text:h>
      <text:p text:style-name="Body_20_Text_20_First">A forward iterator has all the functionality of an input iterator and an output iterator, and a little bit more. You can freely read from and write to an iterator item (still using the unary <text:span text:style-name="Code_20_Inline">*</text:span> operator), and you can do so as often as you wish. The <text:span text:style-name="Code_20_Inline">++</text:span> operator advances to the next item, and the <text:span text:style-name="Code_20_Inline">==</text:span> and <text:span text:style-name="Code_20_Inline">!=</text:span> operators can compare iterators to see if they refer to the same item or to the end position.</text:p>
      <text:p text:style-name="Text_20_body">
<text:span text:style-name="T3">Some algorithms require forward iterators instead of input iterators. I glossed over that detail in the previous Explorations because it rarely affects you. For example, the binary search algorithms require forward iterators to specify the input range because they might need to refer to a particular item more than once. That means you cannot directly use an </text:span>
<text:span text:style-name="Code_20_Inline">
<text:span text:style-name="T3">istream_iterator</text:span>
</text:span>
<text:span text:style-name="T3"> as an argument to, say, </text:span>
<text:span text:style-name="Code_20_Inline">
<text:span text:style-name="T3">lower_bound</text:span>
</text:span>
<text:span text:style-name="T3">, but then, you aren’t likely to try that in a real program. All the containers’ iterators meet the requirements of forward iterators, so in practical terms, this restriction has little impact.</text:span>
</text:p>
      <text:h text:style-name="Heading_20_2" text:outline-level="2">Bidirectional Iterators</text:h>
      <text:p text:style-name="Body_20_Text_20_First">A bidirectional iterator has all the functionality of a forward iterator, but it also supports the <text:span text:style-name="Code_20_Inline">--</text:span> operator, which moves the iterator backward one position to the previous item. As with any iterator, you are responsible for ensuring that you never advance the iterator past the end of the range or before the beginning.</text:p>
      <text:p text:style-name="Text_20_body">
<text:span text:style-name="T3">The </text:span>
<text:span text:style-name="Code_20_Inline">
<text:span text:style-name="T3">reverse</text:span>
</text:span>
<text:span text:style-name="T3"> and </text:span>
<text:span text:style-name="Code_20_Inline">
<text:span text:style-name="T3">reverse_copy</text:span>
</text:span>
<text:span text:style-name="T3"> algorithms (and a few others) require bidirectional iterators. All the containers’ iterators meet at least the requirements of bidirectional iterators, so you rarely have to worry about this restriction.</text:span>
</text:p>
      <text:h text:style-name="Heading_20_2" text:outline-level="2">Random Access Iterators</text:h>
      <text:p text:style-name="Body_20_Text_20_First">A random access iterator is the most powerful iterator. It has all the functionality of all other iterators, plus you can move the iterator an arbitrary amount by adding or subtracting an integer.</text:p>
      <text:p text:style-name="Text_20_body">
<text:span text:style-name="T3">You can subtract two iterators (provided they refer to the same sequence of objects) to obtain the distance between them. Recall from Exploration 43 that the </text:span>
<text:span text:style-name="Code_20_Inline">
<text:span text:style-name="T3">distance</text:span>
</text:span>
<text:span text:style-name="T3"> function returns the distance between two iterators. If you pass forward or bidirectional iterators to the function, it advances the starting iterator one step at a time until it reaches the end iterator. Only then will it know the distance. If you pass random access iterators, it merely subtracts the two iterators and immediately returns the distance between them.</text:span>
</text:p>
      <text:p text:style-name="Text_20_body">
<text:span text:style-name="T3">You can compare random access iterators for equality or inequality. If the two iterators refer to the same sequence of objects, you can also use any of the relational operators. For random access iterators, </text:span>
<text:span text:style-name="Code_20_Inline">
<text:span text:style-name="T3">a</text:span>
</text:span>
<text:span text:style-name="T3"> </text:span>
<text:span text:style-name="Code_20_Inline">
<text:span text:style-name="T3">&lt;</text:span>
</text:span>
<text:span text:style-name="T3"> </text:span>
<text:span text:style-name="Code_20_Inline">
<text:span text:style-name="T3">b</text:span>
</text:span>
<text:span text:style-name="T3"> means </text:span>
<text:span text:style-name="Code_20_Inline">
<text:span text:style-name="T3">a</text:span>
</text:span>
<text:span text:style-name="T3"> refers to an item earlier in the sequence than </text:span>
<text:span text:style-name="Code_20_Inline">
<text:span text:style-name="T3">b</text:span>
</text:span>
<text:span text:style-name="T3">.</text:span>
</text:p>
      <text:p text:style-name="Text_20_body">
<text:soft-page-break/>
<text:span text:style-name="T3">Algorithms such as </text:span>
<text:span text:style-name="Code_20_Inline">
<text:span text:style-name="T3">sort</text:span>
</text:span>
<text:span text:style-name="T3"> require random access iterators. The </text:span>
<text:span text:style-name="Code_20_Inline">
<text:span text:style-name="T3">vector</text:span>
</text:span>
<text:span text:style-name="T3"> type provides random access iterators, but not all containers do. The </text:span>
<text:span text:style-name="Code_20_Inline">
<text:span text:style-name="T3">list</text:span>
</text:span>
<text:span text:style-name="T3"> container, for example, implements a doubly-linked list. It has only bidirectional iterators. Because you can’t use the </text:span>
<text:span text:style-name="Code_20_Inline">
<text:span text:style-name="T3">sort</text:span>
</text:span>
<text:span text:style-name="T3"> algorithm, the </text:span>
<text:change-start text:change-id="ct102853840"/>
<text:span text:style-name="Code_20_Inline">
<text:span text:style-name="T3">list</text:span>
</text:span>
<text:change-end text:change-id="ct102853840"/>
<text:span text:style-name="T3"> container has its own </text:span>
<text:span text:style-name="Code_20_Inline">
<text:span text:style-name="T3">sort</text:span>
</text:span>
<text:span text:style-name="T3"> member function. Learn more about </text:span>
<text:span text:style-name="Code_20_Inline">
<text:span text:style-name="T3">list</text:span>
</text:span>
<text:span text:style-name="T3"> in Exploration 53.</text:span>
</text:p>
      <text:p text:style-name="Text_20_body">
<text:span text:style-name="T3">Now that you know vectors supply random access iterators, and you can compare random access iterators using relational operators, revisit Listing 10-4. Can you think of an easier way to write that program? (Hint: consider a loop condition of </text:span>
<text:span text:style-name="Code_20_Inline">
<text:span text:style-name="T3">start</text:span>
</text:span>
<text:span text:style-name="T3"> </text:span>
<text:span text:style-name="Code_20_Inline">
<text:span text:style-name="T3">&lt;</text:span>
</text:span>
<text:span text:style-name="T3"> </text:span>
<text:span text:style-name="Code_20_Inline">
<text:span text:style-name="T3">end</text:span>
</text:span>
<text:span text:style-name="T3">.) See my rewrite in Listing 44-1.</text:span>
</text:p>
      <text:p text:style-name="Code_20_Caption"><text:span text:style-name="T9">Listing 44-1.</text:span> Comparing Iterators by Using the &lt; Operator</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text:s text:c="2"/></text:span>std::vector&lt;int&gt; data{};</text:p>
      <text:p text:style-name="Code"><text:span text:style-name="T1"><text:s text:c="2"/></text:span>int x{};</text:p>
      <text:p text:style-name="Code"><text:span text:style-name="T1"><text:s text:c="2"/></text:span>while (std::cin &gt;&gt; x)</text:p>
      <text:p text:style-name="Code"><text:span text:style-name="T1"><text:s text:c="4"/></text:span>data.push_back(x);</text:p>
      <text:p text:style-name="Code"/>
      <text:p text:style-name="Code"><text:span text:style-name="T1"><text:s text:c="2"/></text:span>for (auto start(data.begin()), end(data.end()); start &lt; end; ++start)</text:p>
      <text:p text:style-name="Code"><text:span text:style-name="T1"><text:s text:c="2"/></text:span>{</text:p>
      <text:p text:style-name="Code"><text:span text:style-name="T1"><text:s text:c="4"/></text:span>--end; // now end points to a real position, possibly start<text:change-start text:change-id="ct94327072"/></text:p>
      <text:p text:style-name="Code">
<text:s text:c="4"/>
<text:span text:style-name="T22">std::iter_swap(start, end); // swap contents of two iterators</text:span>
<text:change-end text:change-id="ct94327072"/>
</text:p>
      <text:p text:style-name="Code"><text:change text:change-id="ct94805456"/><text:span text:style-name="T1"><text:s text:c="2"/></text:span>}</text:p>
      <text:p text:style-name="Code"/>
      <text:p text:style-name="Code"><text:span text:style-name="T1"><text:s text:c="2"/></text:span>std::copy(data.begin(), data.end(), std::ostream_iterator&lt;int&gt;(std::cout, "\n"));</text:p>
      <text:p text:style-name="Code">}</text:p>
      <text:p text:style-name="Text_20_body">
<text:span text:style-name="T3">So input, forward, bidirectional, and random access iterators all qualify as “read” iterators, and output, forward, bidirectional, and random access iterators all qualify as “write” iterators. An algorithm, such as </text:span>
<text:span text:style-name="Code_20_Inline">
<text:span text:style-name="T3">copy</text:span>
</text:span>
<text:span text:style-name="T3">, might require only input and output iterators. That is, the input range requires two input iterators; you can use any iterator that meets the requirements of an input iterator: input, forward, bidirectional, or random access. For the start of the output range, use any iterator that meets the requirements of an output iterator: output, forward, bidirectional, or random access.</text:span>
</text:p>
      <text:h text:style-name="Heading_20_1" text:outline-level="1">Working with Iterators</text:h>
      <text:p text:style-name="Body_20_Text_20_First">The most common sources for iterators are the <text:span text:style-name="Code_20_Inline">begin()</text:span> and <text:span text:style-name="Code_20_Inline">end()</text:span> member functions that all containers (such as <text:span text:style-name="Code_20_Inline">map</text:span> and <text:span text:style-name="Code_20_Inline">vector</text:span>) provide. The <text:span text:style-name="Code_20_Inline">begin()</text:span> member function returns an iterator that refers to the first element of the container, and <text:span text:style-name="Code_20_Inline">end()</text:span> returns an iterator that refers to the position one-past-the-end element of the container.</text:p>
      <text:p text:style-name="Text_20_body">
<text:span text:style-name="T11">What does </text:span>
<text:span text:style-name="Code_20_Inline">
<text:span text:style-name="T16">begin()</text:span>
</text:span>
<text:span text:style-name="T11"> return for an empty container?</text:span>
</text:p>
      <text:p text:style-name="Unnumbered_20_List"><text:soft-page-break/>_____________________________________________________________</text:p>
      <text:p text:style-name="Text_20_body">
<text:span text:style-name="T3">If the container is empty, </text:span>
<text:span text:style-name="Code_20_Inline">
<text:span text:style-name="T3">begin()</text:span>
</text:span>
<text:span text:style-name="T3"> returns the same value as </text:span>
<text:span text:style-name="Code_20_Inline">
<text:span text:style-name="T3">end()</text:span>
</text:span>
<text:span text:style-name="T3">, that is, a special value that represents “past the end” and cannot be dereferenced. One way to test whether a container is empty is to test whether </text:span>
<text:span text:style-name="Code_20_Inline">
<text:span text:style-name="T3">begin()</text:span>
</text:span>
<text:span text:style-name="T3"> </text:span>
<text:span text:style-name="Code_20_Inline">
<text:span text:style-name="T3">==</text:span>
</text:span>
<text:span text:style-name="T3"> </text:span>
<text:span text:style-name="Code_20_Inline">
<text:span text:style-name="T3">end()</text:span>
</text:span>
<text:span text:style-name="T3">. (Even better, especially when you are writing a real program and not trying to illustrate the nature of iterators, is to call the </text:span>
<text:span text:style-name="Code_20_Inline">
<text:span text:style-name="T3">empty()</text:span>
</text:span>
<text:span text:style-name="T3"> member function, which every container provides.)</text:span>
</text:p>
      <text:p text:style-name="Text_20_body">
<text:span text:style-name="T3">The type of a container’s iterator is always named </text:span>
<text:span text:style-name="Code_20_Inline">
<text:span text:style-name="T3">iterator</text:span>
</text:span>
<text:span text:style-name="T3">. The name is a nested member, so you refer to the iterator name by prefixing it with the container type.</text:span>
</text:p>
      <text:p text:style-name="P6">std::map&lt;std::string, int&gt;::iterator map_iter;</text:p>
      <text:p text:style-name="Code">std::vector&lt;int&gt;::iterator vector_iter;</text:p>
      <text:p text:style-name="P5">Each container implements its iterator differently. All that matters to you is that the iterator fulfills the requirements of one of the standard categories.</text:p>
      <text:p text:style-name="Text_20_body">
<text:span text:style-name="T3">The exact category of iterator depends on the container. A </text:span>
<text:span text:style-name="Code_20_Inline">
<text:span text:style-name="T3">vector</text:span>
</text:span>
<text:span text:style-name="T3"> returns random access iterators. A </text:span>
<text:span text:style-name="Code_20_Inline">
<text:span text:style-name="T3">map</text:span>
</text:span>
<text:span text:style-name="T3"> returns bidirectional iterators. Any library reference will tell you exactly what category of iterator each container supports.</text:span>
</text:p>
      <text:p text:style-name="P5">A number of algorithms and container member functions also return iterators. For example, almost every function that performs a search returns an iterator that refers to the desired item. If the function cannot find the item, it returns the end iterator. The type of the return value is usually the same as the type of the iterators in the input range. Algorithms that copy elements to an output range return the result iterator.</text:p>
      <text:p text:style-name="Text_20_body">
<text:span text:style-name="T3">Once you have an iterator, you can dereference it with </text:span>
<text:span text:style-name="Code_20_Inline">
<text:span text:style-name="T3">*</text:span>
</text:span>
<text:span text:style-name="T3"> to obtain the value that it refers to (except for an output iterator, which you dereference only to assign a new value; and except for the end iterators, which you can never dereference). If the iterator refers to an object, and you want to access a member of the object, you can use the shorthand </text:span>
<text:span text:style-name="Code_20_Inline">
<text:span text:style-name="T3">-&gt;</text:span>
</text:span>
<text:span text:style-name="T3"> notation.</text:span>
</text:p>
      <text:p text:style-name="Code">std::vector&lt;std::string&gt; lines(2, "hello");</text:p>
      <text:p text:style-name="Code">std::string first{*lines.begin()}; <text:s text:c="2"/>// dereference the first item</text:p>
      <text:p text:style-name="Code">std::size_t size{lines.begin()-&gt;size()}; <text:s text:c="4"/>// dereference and call a member function</text:p>
      <text:p text:style-name="Text_20_body">
<text:span text:style-name="T3">You can advance an iterator to a new position by calling the </text:span>
<text:span text:style-name="Code_20_Inline">
<text:span text:style-name="T3">next</text:span>
</text:span>
<text:span text:style-name="T3"> or </text:span>
<text:span text:style-name="Code_20_Inline">
<text:span text:style-name="T3">advance</text:span>
</text:span>
<text:span text:style-name="T3"> function (declared in </text:span>
<text:span text:style-name="Code_20_Inline">
<text:span text:style-name="T3">&lt;iterator&gt;</text:span>
</text:span>
<text:span text:style-name="T3">). </text:span>
<text:change-start text:change-id="ct106476688"/>
<text:span text:style-name="T2">The </text:span>
<text:span text:style-name="Code_20_Inline">
<text:span text:style-name="T2">advance</text:span>
</text:span>
<text:span text:style-name="T2"> function modifies the iterator that you pass as the first argument. The </text:span>
<text:span text:style-name="Code_20_Inline">
<text:span text:style-name="T2">next</text:span>
</text:span>
<text:span text:style-name="T2"> function takes the iterator by value and returns a new iterator value.</text:span>
<text:change-end text:change-id="ct106476688"/>
<text:change-start text:change-id="ct106547104"/>
<text:span text:style-name="T2"> The second argument is the integer distance to advance the iterator. The second argument is optional for </text:span>
<text:span text:style-name="Code_20_Inline">
<text:span text:style-name="T2">next</text:span>
</text:span>
<text:span text:style-name="T2">; default is one.</text:span>
<text:change-end text:change-id="ct106547104"/>
<text:change-start text:change-id="ct106255056"/>
<text:span text:style-name="T2"> If the iterator is random access, the function adds the distance to the iterator.</text:span>
<text:change-end text:change-id="ct106255056"/>
<text:change-start text:change-id="ct106536448"/>
<text:span text:style-name="T2"> Any other kind of iterator must apply its </text:span>
<text:change-end text:change-id="ct106536448"/>
<text:change text:change-id="ct107070576"/>
<text:span text:style-name="T3">increment (</text:span>
<text:span text:style-name="Code_20_Inline">
<text:span text:style-name="T3">++</text:span>
</text:span>
<text:span text:style-name="T3">) operator</text:span>
<text:change-start text:change-id="ct106594432"/>
<text:span text:style-name="T3"> </text:span>
<text:span text:style-name="T2">multiple times to advance the desired distance</text:span>
<text:change-end text:change-id="ct106594432"/>
<text:change text:change-id="ct107035392"/>
<text:span text:style-name="T3">. For example,</text:span>
</text:p>
      <text:p text:style-name="Code">std::vector&lt;int&gt; data{ 1, 2, 3, 4, 5 };</text:p>
      <text:p text:style-name="Code">std::vector&lt;int&gt;::iterator iter{ data.begin() };</text:p>
      <text:p text:style-name="Code">assert(4 == *std::next(iter, 3));</text:p>
      <text:p text:style-name="Text_20_body">
<text:span text:style-name="T3">For a vector, </text:span>
<text:span text:style-name="Code_20_Inline">
<text:span text:style-name="T3">std::next()</text:span>
</text:span>
<text:span text:style-name="T3"> is just like addition, but for other containers, such as </text:span>
<text:span text:style-name="Code_20_Inline">
<text:span text:style-name="T3">std::map</text:span>
</text:span>
<text:span text:style-name="T3">, it applies the increment operator multiple times to reach the desired destination. If you have a reverse iterator, you can pass a negative distance or call </text:span>
<text:span text:style-name="Code_20_Inline">
<text:span text:style-name="T3">std::prev()</text:span>
</text:span>
<text:span text:style-name="T3">.</text:span>
</text:p>
      <text:p text:style-name="Text_20_body">
<text:change text:change-id="ct94671920"/>
<text:soft-page-break/>
<text:span text:style-name="T3">If the iterator is bidirectional, the second argument can be negative to go backward. You can advance an input iterator but not an output iterator. Reusing the </text:span>
<text:span text:style-name="Code_20_Inline">
<text:span text:style-name="T3">sequence</text:span>
</text:span>
<text:span text:style-name="T3"> functor from Exploration 42, read the program in Listing 44-2.</text:span>
</text:p>
      <text:p text:style-name="Code_20_Caption"><text:span text:style-name="T9">Listing 44-2.</text:span> Advancing an Iterator</text:p>
      <text:p text:style-name="Code">#include &lt;algorithm&gt;</text:p>
      <text:p text:style-name="Code">#include &lt;iostream&gt;</text:p>
      <text:p text:style-name="Code">#include &lt;iterator&gt;</text:p>
      <text:p text:style-name="Code">#include &lt;vector&gt;</text:p>
      <text:p text:style-name="Code"/>
      <text:p text:style-name="Code">#include "data.hpp"<text:change-start text:change-id="ct105371376"/> <text:s text:c="2"/>// <text:span text:style-name="T23">see Listing 43-2.</text:span><text:change-end text:change-id="ct105371376"/></text:p>
      <text:p text:style-name="Code">#include "sequence.hpp"<text:change-start text:change-id="ct107286544"/> <text:s text:c="2"/>// <text:span text:style-name="T23">see Listing 42-6.</text:span><text:change-end text:change-id="ct107286544"/><text:span text:style-name="Comment_20_Reference"><text:span text:style-name="T8"><office:annotation><dc:creator>Fabio Claudio Ferracchiati</dc:creator><dc:date>2013-10-08T16:05:00</dc:date><text:p text:style-name="P11"><text:span text:style-name="T24">How can readers test this code if you don’t provide the code source? Or if you have shown previously in other chapters, why do you not remind to them?</text:span></text:p></office:annotation></text:span></text:span></text:p>
      <text:p text:style-name="Code"/>
      <text:p text:style-name="Code">int main()</text:p>
      <text:p text:style-name="Code">{</text:p>
      <text:p text:style-name="Code"><text:span text:style-name="T1"><text:s text:c="2"/></text:span>intvector data(10);</text:p>
      <text:p text:style-name="Code"><text:span text:style-name="T1"><text:s text:c="2"/></text:span>std::generate(data.begin(), data.end(), sequence{0, 2}); // fill with even numbers </text:p>
      <text:p text:style-name="Code"><text:span text:style-name="T1"><text:s text:c="2"/></text:span>intvec_iterator iter{data.begin()};</text:p>
      <text:p text:style-name="P7"><text:span text:style-name="T1"><text:s text:c="2"/></text:span>std::advance(iter, 4);</text:p>
      <text:p text:style-name="Code"><text:span text:style-name="T1"><text:s text:c="2"/></text:span>std::cout &lt;&lt; *iter &lt;&lt; ", ";</text:p>
      <text:p text:style-name="P7"><text:span text:style-name="T1"><text:s text:c="2"/></text:span>iter = std::prev(iter, 2);</text:p>
      <text:p text:style-name="Code"><text:span text:style-name="T1"><text:s text:c="2"/></text:span>std::cout &lt;&lt; *iter &lt;&lt; '\n';</text:p>
      <text:p text:style-name="Code">}</text:p>
      <text:p text:style-name="P5">What does the program print?</text:p>
      <text:p text:style-name="Unnumbered_20_List">_____________________________________________________________</text:p>
      <text:p text:style-name="Text_20_body">
<text:span text:style-name="T3">The </text:span>
<text:span text:style-name="Code_20_Inline">
<text:span text:style-name="T3">data</text:span>
</text:span>
<text:span text:style-name="T3"> vector is filled with even numbers, starting at 0. The iterator, </text:span>
<text:span text:style-name="Code_20_Inline">
<text:span text:style-name="T3">iter</text:span>
</text:span>
<text:span text:style-name="T3">, initially refers to the first element of the vector, namely, 0. The iterator advances four positions, to value 8, and then back two positions to 4. So the output is</text:span>
</text:p>
      <text:p text:style-name="Results">8, 4</text:p>
      <text:p text:style-name="Text_20_body">
<text:span text:style-name="T3">Declaring variables to store iterators is clumsy. The type names are long and cumbersome. Therefore, I often use </text:span>
<text:span text:style-name="Code_20_Inline">
<text:span text:style-name="T3">auto</text:span>
</text:span>
<text:span text:style-name="T3"> to define a variable. If I really need to name a type, say, because I need to write a function that takes an iterator parameter, I use </text:span>
<text:span text:style-name="Code_20_Inline">
<text:span text:style-name="T3">typedef</text:span>
</text:span>
<text:span text:style-name="T3"> declarations to create shorter aliases for the long, clumsy type names:</text:span>
</text:p>
      <text:p text:style-name="Code">typedef std::vector&lt;std::string&gt;::iterator strvec_iterator;</text:p>
      <text:p text:style-name="Code"/>
      <text:p text:style-name="Code">std::vector&lt;std::string&gt; lines(2, "hello");</text:p>
      <text:p text:style-name="Code">strvec_iterator iter{lines.begin()};</text:p>
      <text:p text:style-name="Code">std::string first{*iter}; <text:s text:c="2"/>// dereference the first item</text:p>
      <text:p text:style-name="Code">std::size_t size{iter-&gt;size()}; <text:s text:c="4"/>// dereference and call a member function</text:p>
      <text:h text:style-name="Heading_20_1" text:outline-level="1"><text:soft-page-break/>const_iterator vs. const iterator</text:h>
      <text:p text:style-name="Body_20_Text_20_First">A minor source of confusion is the difference between a <text:span text:style-name="Code_20_Inline">const_iterator</text:span> and <text:span text:style-name="Code_20_Inline">const</text:span> <text:span text:style-name="Code_20_Inline">iterator</text:span>. An output iterator (and any iterator that also meets the requirements of an output iterator, namely, forward, bidirectional, and random access) lets you modify the item it references. For some forward iterators (and bidirectional and random access), you want to treat the data in the range as read only. Even though the iterator itself meets the requirements of a forward iterator, your immediate need might be only for an input iterator.</text:p>
      <text:p text:style-name="Text_20_body">
<text:span text:style-name="T3">You might think that declaring the iterator </text:span>
<text:span text:style-name="Code_20_Inline">
<text:span text:style-name="T3">const</text:span>
</text:span>
<text:span text:style-name="T3"> would help. After all, that’s how you ask the compiler to help you by preventing accidental modification of a variable: declare the variable with the </text:span>
<text:span text:style-name="Code_20_Inline">
<text:span text:style-name="T3">const</text:span>
</text:span>
<text:span text:style-name="T3"> specifier. What do you think? </text:span>
<text:span text:style-name="T18">Will it work?</text:span>
<text:span text:style-name="T3"> ________________</text:span>
</text:p>
      <text:p text:style-name="Text_20_body">
<text:span text:style-name="T3">If you aren’t sure, try a test. Read Listing 44-3 and </text:span>
<text:span text:style-name="T18">predict its output</text:span>
<text:span text:style-name="T3">.</text:span>
</text:p>
      <text:p text:style-name="Code_20_Caption"><text:span text:style-name="T9">Listing 44-3.</text:span> Printing the Middle Item of a Series of Integers</text:p>
      <text:p text:style-name="Code">#include &lt;iostream&gt;</text:p>
      <text:p text:style-name="Code">#include "data.hpp"</text:p>
      <text:p text:style-name="Code"/>
      <text:p text:style-name="Code">int main()</text:p>
      <text:p text:style-name="Code">{</text:p>
      <text:p text:style-name="Code"><text:span text:style-name="T1"><text:s text:c="2"/></text:span>intvector data{};</text:p>
      <text:p text:style-name="Code"><text:span text:style-name="T1"><text:s text:c="2"/></text:span>read_data(data);</text:p>
      <text:p text:style-name="Code"><text:span text:style-name="T1"><text:s text:c="2"/></text:span>const intvec_iterator iter{data.begin()};</text:p>
      <text:p text:style-name="Code"><text:span text:style-name="T1"><text:s text:c="2"/></text:span>std::advance(iter, data.size() / 2); // move to middle of vector</text:p>
      <text:p text:style-name="Code"><text:span text:style-name="T1"><text:s text:c="2"/></text:span>if (not data.empty())</text:p>
      <text:p text:style-name="Code"><text:span text:style-name="T1"><text:s text:c="4"/></text:span>std::cout &lt;&lt; "middle item = " &lt;&lt; *iter &lt;&lt; '\n';</text:p>
      <text:p text:style-name="Code">}</text:p>
      <text:p text:style-name="Text_20_body">
<text:span text:style-name="T3">Can you see why the compiler refuses to compile the program? Maybe you can’t see the precise reason, buried in the compiler’s error output. (The next section will discuss this problem at greater length.) The error is that the variable </text:span>
<text:span text:style-name="Code_20_Inline">
<text:span text:style-name="T3">iter</text:span>
</text:span>
<text:span text:style-name="T3"> is </text:span>
<text:span text:style-name="Code_20_Inline">
<text:span text:style-name="T3">const</text:span>
</text:span>
<text:span text:style-name="T3">. You cannot modify the iterator, so you cannot advance it to the middle of the vector.</text:span>
</text:p>
      <text:p text:style-name="Text_20_body">
<text:span text:style-name="T3">Instead of declaring the iterator itself as </text:span>
<text:span text:style-name="Code_20_Inline">
<text:span text:style-name="T3">const</text:span>
</text:span>
<text:span text:style-name="T3">, you need to tell the compiler that you want the iterator to refer to </text:span>
<text:span text:style-name="Code_20_Inline">
<text:span text:style-name="T3">const</text:span>
</text:span>
<text:span text:style-name="T3"> data. If the vector itself were </text:span>
<text:span text:style-name="Code_20_Inline">
<text:span text:style-name="T3">const</text:span>
</text:span>
<text:span text:style-name="T3">, the </text:span>
<text:span text:style-name="Code_20_Inline">
<text:span text:style-name="T3">begin()</text:span>
</text:span>
<text:span text:style-name="T3"> function would return exactly such an iterator. You could freely modify the iterator’s position, but you could not modify the value that the iterator references. The name of the iterator that this function returns is </text:span>
<text:span text:style-name="Code_20_Inline">
<text:span text:style-name="T3">const_iterator</text:span>
</text:span>
<text:span text:style-name="T3"> (with underscore).</text:span>
</text:p>
      <text:p text:style-name="Text_20_body">
<text:span text:style-name="T3">In other words, every container actually has two different </text:span>
<text:span text:style-name="Code_20_Inline">
<text:span text:style-name="T3">begin()</text:span>
</text:span>
<text:span text:style-name="T3"> functions. One is a </text:span>
<text:span text:style-name="Code_20_Inline">
<text:span text:style-name="T3">const</text:span>
</text:span>
<text:span text:style-name="T3"> member function and returns </text:span>
<text:span text:style-name="Code_20_Inline">
<text:span text:style-name="T3">const_iterator</text:span>
</text:span>
<text:span text:style-name="T3">. The other is not a </text:span>
<text:span text:style-name="Code_20_Inline">
<text:span text:style-name="T3">const</text:span>
</text:span>
<text:span text:style-name="T3"> member function; it returns a plain </text:span>
<text:span text:style-name="Code_20_Inline">
<text:span text:style-name="T3">iterator</text:span>
</text:span>
<text:span text:style-name="T3">. As with any </text:span>
<text:span text:style-name="Code_20_Inline">
<text:span text:style-name="T3">const</text:span>
</text:span>
<text:span text:style-name="T3"> or non-</text:span>
<text:span text:style-name="Code_20_Inline">
<text:span text:style-name="T3">const</text:span>
</text:span>
<text:span text:style-name="T3"> member function, the compiler chooses one or the other depending on whether the container itself is </text:span>
<text:span text:style-name="Code_20_Inline">
<text:span text:style-name="T3">const</text:span>
</text:span>
<text:span text:style-name="T3">. If the container is not </text:span>
<text:span text:style-name="Code_20_Inline">
<text:span text:style-name="T3">const</text:span>
</text:span>
<text:span text:style-name="T3">, you get the non-</text:span>
<text:span text:style-name="Code_20_Inline">
<text:span text:style-name="T3">const</text:span>
</text:span>
<text:span text:style-name="T3"> version of </text:span>
<text:span text:style-name="Code_20_Inline">
<text:span text:style-name="T3">begin()</text:span>
</text:span>
<text:span text:style-name="T3">, which returns a plain </text:span>
<text:span text:style-name="Code_20_Inline">
<text:span text:style-name="T3">iterator</text:span>
</text:span>
<text:span text:style-name="T3">, and you can modify the container contents through the iterator. If the container is </text:span>
<text:span text:style-name="Code_20_Inline">
<text:span text:style-name="T3">const</text:span>
</text:span>
<text:span text:style-name="T3">, you get the </text:span>
<text:span text:style-name="Code_20_Inline">
<text:span text:style-name="T3">const</text:span>
</text:span>
<text:span text:style-name="T3"> version of </text:span>
<text:span text:style-name="Code_20_Inline">
<text:span text:style-name="T3">begin()</text:span>
</text:span>
<text:span text:style-name="T3">, which returns a </text:span>
<text:span text:style-name="Code_20_Inline">
<text:span text:style-name="T3">const_iterator</text:span>
</text:span>
<text:span text:style-name="T3">, which prevents you from modifying the container’s contents. You can also force the issue by calling</text:span>
<text:change text:change-id="ct107052160"/>
<text:span text:style-name="T3"> </text:span>
<text:span text:style-name="Code_20_Inline">
<text:span text:style-name="T3">cbegin()</text:span>
</text:span>
<text:span text:style-name="T3">, which </text:span>
<text:change-start text:change-id="ct105554864"/>
<text:span text:style-name="T2">always </text:span>
<text:change-end text:change-id="ct105554864"/>
<text:span text:style-name="T3">returns </text:span>
<text:span text:style-name="Code_20_Inline">
<text:span text:style-name="T3">const_iterator</text:span>
</text:span>
<text:span text:style-name="T3">. </text:span>
</text:p>
      <text:p text:style-name="Text_20_body">
<text:span text:style-name="T3">Rewrite Listing 44-3 to use a </text:span>
<text:span text:style-name="Code_20_Inline">
<text:span text:style-name="T3">const_iterator</text:span>
</text:span>
<text:span text:style-name="T3">. Your program should look something like Listing 44-4.</text:span>
</text:p>
      <text:p text:style-name="Code_20_Caption"><text:soft-page-break/><text:span text:style-name="T9">Listing 44-4.</text:span> Really Printing the Middle Item of a Series of Integers</text:p>
      <text:p text:style-name="Code">#include &lt;iostream&gt;</text:p>
      <text:p text:style-name="Code"/>
      <text:p text:style-name="Code">#include "data.hpp"</text:p>
      <text:p text:style-name="Code"/>
      <text:p text:style-name="Code">int main()</text:p>
      <text:p text:style-name="Code">{</text:p>
      <text:p text:style-name="Code"><text:span text:style-name="T1"><text:s text:c="2"/></text:span>intvector data{};</text:p>
      <text:p text:style-name="Code"><text:span text:style-name="T1"><text:s text:c="2"/></text:span>read_data(data);</text:p>
      <text:p text:style-name="Code"><text:span text:style-name="T1"><text:s text:c="2"/></text:span>intvector::const_iterator iter{data.begin()};</text:p>
      <text:p text:style-name="Code"><text:span text:style-name="T1"><text:s text:c="2"/></text:span>std::advance(iter, data.size() / 2); // move to middle of vector</text:p>
      <text:p text:style-name="Code"><text:span text:style-name="T1"><text:s text:c="2"/></text:span>if (not data.empty())</text:p>
      <text:p text:style-name="Code"><text:span text:style-name="T1"><text:s text:c="4"/></text:span>std::cout &lt;&lt; "middle item = " &lt;&lt; *iter &lt;&lt; '\n';</text:p>
      <text:p text:style-name="Code">}</text:p>
      <text:p text:style-name="Text_20_body">
<text:span text:style-name="T3">Prove to yourself that you cannot modify the data when you have a </text:span>
<text:span text:style-name="Code_20_Inline">
<text:span text:style-name="T3">const_iterator</text:span>
</text:span>
<text:span text:style-name="T3">. </text:span>
<text:span text:style-name="T18">Make a further modification to your program to negate the middle value.</text:span>
<text:span text:style-name="T3"> Now your program should look like Listing 44-5.</text:span>
</text:p>
      <text:p text:style-name="Code_20_Caption"><text:span text:style-name="T9">Listing 44-5.</text:span> Negating the Middle Value in a Series of Integers</text:p>
      <text:p text:style-name="Code">#include &lt;iostream&gt;</text:p>
      <text:p text:style-name="Code"/>
      <text:p text:style-name="Code">#include "data.hpp"</text:p>
      <text:p text:style-name="Code"/>
      <text:p text:style-name="Code">int main()</text:p>
      <text:p text:style-name="Code">{</text:p>
      <text:p text:style-name="Code"><text:span text:style-name="T1"><text:s text:c="2"/></text:span>intvector data{};</text:p>
      <text:p text:style-name="Code"><text:span text:style-name="T1"><text:s text:c="2"/></text:span>read_data(data);</text:p>
      <text:p text:style-name="Code"><text:span text:style-name="T1"><text:s text:c="2"/></text:span>intvector::const_iterator iter{data.begin()};</text:p>
      <text:p text:style-name="Code"><text:span text:style-name="T1"><text:s text:c="2"/></text:span>std::advance(iter, data.size() / 2); // move to middle of vector</text:p>
      <text:p text:style-name="Code"><text:span text:style-name="T1"><text:s text:c="2"/></text:span>if (not data.empty())</text:p>
      <text:p text:style-name="Code"><text:span text:style-name="T1"><text:s text:c="4"/></text:span>*iter = -*iter;</text:p>
      <text:p text:style-name="Code"><text:span text:style-name="T1"><text:s text:c="2"/></text:span>write_data(data);</text:p>
      <text:p text:style-name="Code">}</text:p>
      <text:p text:style-name="Text_20_body">
<text:span text:style-name="T3">If you change </text:span>
<text:span text:style-name="Code_20_Inline">
<text:span text:style-name="T3">const_iterator</text:span>
</text:span>
<text:span text:style-name="T3"> to </text:span>
<text:span text:style-name="Code_20_Inline">
<text:span text:style-name="T3">iterator</text:span>
</text:span>
<text:span text:style-name="T3">, the program works. </text:span>
<text:span text:style-name="T18">Do it.</text:span>
</text:p>
      <text:h text:style-name="Heading_20_1" text:outline-level="1">Error Messages</text:h>
      <text:p text:style-name="Body_20_Text_20_First">When you compiled Listing 44-3, the compiler issued an error message, or <text:span text:style-name="Emphasis"><text:span text:style-name="T13">diagnostic</text:span></text:span> as the C++ standard writers call it. For example, the compiler that I use every day, g++, prints the following:</text:p>
      <text:p text:style-name="Results">In file included from /usr/include/c++/4.8/bits/stl_algobase.h:66:0,</text:p>
      <text:p text:style-name="Results"><text:span text:style-name="T1"><text:s text:c="17"/></text:span>from /usr/include/c++/4.8/bits/char_traits.h:39,</text:p>
      <text:p text:style-name="Results"><text:span text:style-name="T1"><text:s text:c="17"/></text:span>from /usr/include/c++/4.8/ios:40,</text:p>
      <text:p text:style-name="Results"><text:soft-page-break/><text:span text:style-name="T1"><text:s text:c="17"/></text:span>from /usr/include/c++/4.8/ostream:38,</text:p>
      <text:p text:style-name="Results"><text:span text:style-name="T1"><text:s text:c="17"/></text:span>from /usr/include/c++/4.8/iostream:39,</text:p>
      <text:p text:style-name="Results"><text:span text:style-name="T1"><text:s text:c="17"/></text:span>from list4403.cpp:1:</text:p>
      <text:p text:style-name="Results">/usr/include/c++/4.8/bits/stl_iterator_base_funcs.h: In instantiation of ‘void<text:span text:style-name="TRA_2f_TMS_2f_CCC"></text:span></text:p>
      <text:p text:style-name="Results">std::__advance(_RandomAccessIterator&amp;, _Distance, std::random_access_iterator_tag) [with<text:span text:style-name="TRA_2f_TMS_2f_CCC"></text:span></text:p>
      <text:p text:style-name="Results">_RandomAccessIterator = const __gnu_cxx::__normal_iterator&lt;int*, std::vector&lt;int&gt; &gt;; _Distance = long int]’:</text:p>
      <text:p text:style-name="Results">/usr/include/c++/4.8/bits/stl_iterator_base_funcs.h:177:61: <text:s text:c="2"/>required from ‘void<text:span text:style-name="TRA_2f_TMS_2f_CCC"></text:span></text:p>
      <text:p text:style-name="Results">std::advance(_InputIterator&amp;, _Distance) [with _InputIterator = const __gnu_cxx::__normal_iterator&lt;int*,<text:span text:style-name="TRA_2f_TMS_2f_CCC"></text:span></text:p>
      <text:p text:style-name="Results">std::vector&lt;int&gt; &gt;; _Distance = long unsigned int]’</text:p>
      <text:p text:style-name="Results">list4403.cpp:9:37: <text:s text:c="2"/>required from here</text:p>
      <text:p text:style-name="Results">/usr/include/c++/4.8/bits/stl_iterator_base_funcs.h:156:11: error: no match for ‘operator+=’ (operand<text:span text:style-name="TRA_2f_TMS_2f_CCC"></text:span></text:p>
      <text:p text:style-name="Results">types are ‘const __gnu_cxx::__normal_iterator&lt;int*, std::vector&lt;int&gt; &gt;’ and ‘long int’)</text:p>
      <text:p text:style-name="Results"><text:span text:style-name="T1"><text:s text:c="7"/></text:span>__i += __n;</text:p>
      <text:p text:style-name="Results"><text:span text:style-name="T1"><text:s text:c="11"/></text:span>^</text:p>
      <text:p text:style-name="Results">/usr/include/c++/4.8/bits/stl_iterator_base_funcs.h:156:11: note: candidate is:</text:p>
      <text:p text:style-name="Results">In file included from /usr/include/c++/4.8/bits/stl_algobase.h:67:0,</text:p>
      <text:p text:style-name="Results"><text:span text:style-name="T1"><text:s text:c="17"/></text:span>from /usr/include/c++/4.8/bits/char_traits.h:39,</text:p>
      <text:p text:style-name="Results"><text:span text:style-name="T1"><text:s text:c="17"/></text:span>from /usr/include/c++/4.8/ios:40,</text:p>
      <text:p text:style-name="Results"><text:span text:style-name="T1"><text:s text:c="17"/></text:span>from /usr/include/c++/4.8/ostream:38,</text:p>
      <text:p text:style-name="Results"><text:span text:style-name="T1"><text:s text:c="17"/></text:span>from /usr/include/c++/4.8/iostream:39,</text:p>
      <text:p text:style-name="Results"><text:span text:style-name="T1"><text:s text:c="17"/></text:span>from list4403.cpp:2:</text:p>
      <text:p text:style-name="Results">/usr/include/c++/4.8/bits/stl_iterator.h:774:7: note: __gnu_cxx::__normal_iterator&lt;_Iterator, _Container&gt;&amp;<text:span text:style-name="TRA_2f_TMS_2f_CCC"></text:span></text:p>
      <text:p text:style-name="Results">__gnu_cxx::__normal_iterator&lt;_Iterator, _Container&gt;::operator+=(const difference_type&amp;) [with _Iterator<text:span text:style-name="TRA_2f_TMS_2f_CCC"></text:span></text:p>
      <text:p text:style-name="Results">= int*; _Container = std::vector&lt;int&gt;; __gnu_cxx::__normal_iterator&lt;_Iterator,<text:span text:style-name="TRA_2f_TMS_2f_CCC"></text:span></text:p>
      <text:p text:style-name="Results"><text:soft-page-break/>_Container&gt;::difference_type = long int] &lt;near match&gt;</text:p>
      <text:p text:style-name="Results"><text:span text:style-name="T1"><text:s text:c="7"/></text:span>operator+=(const difference_type&amp; __n)</text:p>
      <text:p text:style-name="Results"><text:span text:style-name="T1"><text:s text:c="7"/></text:span>^</text:p>
      <text:p text:style-name="Results">/usr/include/c++/4.8/bits/stl_iterator.h:774:7: note: <text:s text:c="2"/>no known conversion for implicit ‘this’ parameter from<text:span text:style-name="TRA_2f_TMS_2f_CCC"></text:span></text:p>
      <text:p text:style-name="Results"><text:span text:style-name="T1">‘</text:span>const __gnu_cxx::__normal_iterator&lt;int*, std::vector&lt;int&gt; &gt;*’ to ‘__gnu_cxx::__normal_iterator&lt;int*,<text:span text:style-name="TRA_2f_TMS_2f_CCC"></text:span></text:p>
      <text:p text:style-name="Results">std::vector&lt;int&gt; &gt;*’</text:p>
      <text:p text:style-name="Text_20_body">
<text:span text:style-name="T3">So what does all that gobbledygook mean? Although a C++ expert can figure it out, it may not be much help to you. Buried in the middle is the line number and source file that identify the source of the error. That’s where you need to start looking. The compiler didn’t detect the error until it started working through various </text:span>
<text:span text:style-name="Code_20_Inline">
<text:span text:style-name="T3">#include</text:span>
</text:span>
<text:span text:style-name="T3"> files. These file names depend on the implementation of the standard library, so you can’t always tell from those file names what is the actual error.</text:span>
</text:p>
      <text:p text:style-name="Text_20_body">
<text:span text:style-name="T3">In this case, the error arises from within the </text:span>
<text:span text:style-name="Code_20_Inline">
<text:span text:style-name="T3">std::advance</text:span>
</text:span>
<text:span text:style-name="T3"> function. That’s when the compiler detects that it has a </text:span>
<text:span text:style-name="Code_20_Inline">
<text:span text:style-name="T3">const</text:span>
</text:span>
<text:span text:style-name="T3"> iterator, but it does not have any functions that work with a </text:span>
<text:span text:style-name="Code_20_Inline">
<text:span text:style-name="T3">const</text:span>
</text:span>
<text:span text:style-name="T3"> iterator. Instead of complaining about the </text:span>
<text:span text:style-name="Code_20_Inline">
<text:span text:style-name="T3">const</text:span>
</text:span>
<text:span text:style-name="T3">-ness, however, all it manages to do is to complain that it lacks a “match” for the function it seeks. That means it is looking for argument types that match the parameter types to resolve an overloaded operator. Because a </text:span>
<text:span text:style-name="Code_20_Inline">
<text:span text:style-name="T3">const</text:span>
</text:span>
<text:span text:style-name="T3"> argument cannot match a non-</text:span>
<text:span text:style-name="Code_20_Inline">
<text:span text:style-name="T3">const</text:span>
</text:span>
<text:span text:style-name="T3"> parameter, the compiler failed to find an overload that matches the arguments.</text:span>
</text:p>
      <text:p text:style-name="P5">Don’t give up hope for ever understanding C++ compiler error messages. By the end of the book, you will have gained quite a bit more knowledge that will help you understand how the compiler and library really work, and that understanding will help you make sense of these error messages. If you can, compile your code with clang++, which does a good job of issuing helpful messages. Even if your production code must be compiled with a different compiler, you can use clang++ to help diagnose problems.</text:p>
      <text:p text:style-name="Text_20_body">
<text:span text:style-name="T3">My advice for dealing with the deluge of confusing error messages is to start by finding the first mention of your source file. That should tell you the line number that gives rise to the problem. Check the source file. You might see an obvious mistake. If not, check the error message text. Ignore the “instantiated from here” and similar messages. Try to find the real error message, which often starts with </text:span>
<text:span text:style-name="Code_20_Inline">
<text:span text:style-name="T3">error:</text:span>
</text:span>
<text:span text:style-name="T3"> instead of </text:span>
<text:span text:style-name="Code_20_Inline">
<text:span text:style-name="T3">warning:</text:span>
</text:span>
<text:span text:style-name="T3"> or </text:span>
<text:span text:style-name="Code_20_Inline">
<text:span text:style-name="T3">note:</text:span>
</text:span>
<text:span text:style-name="T3">.</text:span>
</text:p>
      <text:h text:style-name="Heading_20_1" text:outline-level="1">Specialized Iterators</text:h>
      <text:p text:style-name="Body_20_Text_20_First">The <text:span text:style-name="Code_20_Inline">&lt;iterator&gt;</text:span> header defines a number of useful, specialized iterators, such as <text:span text:style-name="Code_20_Inline">back_inserter</text:span>, which you’ve seen several times already. Strictly speaking, <text:span text:style-name="Code_20_Inline">back_inserter</text:span> is a function that returns an iterator, but you rarely need to know the exact iterator type.</text:p>
      <text:p text:style-name="Text_20_body">
<text:span text:style-name="T3">In addition to </text:span>
<text:span text:style-name="Code_20_Inline">
<text:span text:style-name="T3">back_inserter</text:span>
</text:span>
<text:span text:style-name="T3">, you can also use </text:span>
<text:span text:style-name="Code_20_Inline">
<text:span text:style-name="T3">front_inserter</text:span>
</text:span>
<text:span text:style-name="T3">, which also takes a container as an argument and returns an output iterator. Every time you assign a value to the dereferenced iterator, it calls the container’s </text:span>
<text:span text:style-name="Code_20_Inline">
<text:span text:style-name="T3">push_front</text:span>
</text:span>
<text:span text:style-name="T3"> member function to insert the value at the start of the container.</text:span>
</text:p>
      <text:p text:style-name="Text_20_body">
<text:soft-page-break/>
<text:span text:style-name="T3">The </text:span>
<text:span text:style-name="Code_20_Inline">
<text:span text:style-name="T3">inserter</text:span>
</text:span>
<text:span text:style-name="T3"> function takes a container and an iterator as arguments. It returns an output iterator that calls the container’s </text:span>
<text:span text:style-name="Code_20_Inline">
<text:span text:style-name="T3">insert</text:span>
</text:span>
<text:span text:style-name="T3"> function. The </text:span>
<text:span text:style-name="Code_20_Inline">
<text:span text:style-name="T3">insert</text:span>
</text:span>
<text:span text:style-name="T3"> member function requires an </text:span>
<text:span text:style-name="Code_20_Inline">
<text:span text:style-name="T3">iterator</text:span>
</text:span>
<text:span text:style-name="T3"> argument, specifying the position at which to insert the value. The </text:span>
<text:span text:style-name="Code_20_Inline">
<text:span text:style-name="T3">inserter</text:span>
</text:span>
<text:span text:style-name="T3"> iterator initially passes its second argument as the insertion position. After each insertion, it updates its internal iterator, so subsequent insertions go into subsequent positions. In other words, </text:span>
<text:span text:style-name="Code_20_Inline">
<text:span text:style-name="T3">inserter</text:span>
</text:span>
<text:span text:style-name="T3"> just does the right thing.</text:span>
</text:p>
      <text:p text:style-name="Text_20_body">
<text:span text:style-name="T3">Other specialized iterators include </text:span>
<text:span text:style-name="Code_20_Inline">
<text:span text:style-name="T3">istream_iterator</text:span>
</text:span>
<text:span text:style-name="T3"> and </text:span>
<text:span text:style-name="Code_20_Inline">
<text:span text:style-name="T3">ostream_iterator</text:span>
</text:span>
<text:span text:style-name="T3">, which you’ve also seen. An </text:span>
<text:span text:style-name="Code_20_Inline">
<text:span text:style-name="T3">istream_iterator</text:span>
</text:span>
<text:span text:style-name="T3"> is an input iterator that extracts values from a stream when you dereference the iterator. With no arguments, the </text:span>
<text:span text:style-name="Code_20_Inline">
<text:span text:style-name="T3">istream_iterator</text:span>
</text:span>
<text:span text:style-name="T3"> constructor creates an end-of-stream iterator. An iterator is equal to the end-of-stream iterator when an input operation fails.</text:span>
</text:p>
      <text:p text:style-name="Text_20_body">
<text:span text:style-name="T3">An </text:span>
<text:span text:style-name="Code_20_Inline">
<text:span text:style-name="T3">ostream_iterator</text:span>
</text:span>
<text:span text:style-name="T3"> is an output iterator. The constructor takes an output stream and an optional string as arguments. Assigning to the dereferenced iterator writes a value to the output stream, optionally followed by the string (from the constructor).</text:span>
</text:p>
      <text:p text:style-name="Text_20_body">
<text:span text:style-name="T3">Another specialized iterator is </text:span>
<text:span text:style-name="Code_20_Inline">
<text:span text:style-name="T3">reverse_iterator</text:span>
</text:span>
<text:span text:style-name="T3">. It adapts an existing iterator (called the </text:span>
<text:span text:style-name="Emphasis">
<text:span text:style-name="T14">base</text:span>
</text:span>
<text:span text:style-name="T3"> iterator), which must be bidirectional (or random access). When the reverse iterator goes forward (</text:span>
<text:span text:style-name="Code_20_Inline">
<text:span text:style-name="T3">++</text:span>
</text:span>
<text:span text:style-name="T3">), the base iterator goes backward (</text:span>
<text:span text:style-name="Code_20_Inline">
<text:span text:style-name="T3">--</text:span>
</text:span>
<text:span text:style-name="T3">). Containers that support bidirectional iterators have </text:span>
<text:span text:style-name="Code_20_Inline">
<text:span text:style-name="T3">rbegin()</text:span>
</text:span>
<text:span text:style-name="T3"> and </text:span>
<text:span text:style-name="Code_20_Inline">
<text:span text:style-name="T3">rend()</text:span>
</text:span>
<text:span text:style-name="T3"> member functions, which return reverse iterators. The </text:span>
<text:span text:style-name="Code_20_Inline">
<text:span text:style-name="T3">rbegin()</text:span>
</text:span>
<text:span text:style-name="T3"> function returns a reverse iterator that points to the last element of the container, and </text:span>
<text:span text:style-name="Code_20_Inline">
<text:span text:style-name="T3">rend()</text:span>
</text:span>
<text:span text:style-name="T3"> returns a special reverse iterator value that represents one position before the beginning of the container. Thus, you treat the range [</text:span>
<text:span text:style-name="Code_20_Inline">
<text:span text:style-name="T3">rbegin()</text:span>
</text:span>
<text:span text:style-name="T3">, r</text:span>
<text:span text:style-name="Code_20_Inline">
<text:span text:style-name="T3">end()</text:span>
</text:span>
<text:span text:style-name="T3">) as a normal iterator range, expressing the values of the container in reverse order.</text:span>
</text:p>
      <text:p text:style-name="Text_20_body">
<text:span text:style-name="T3">C++ doesn’t permit an iterator to point to one position before the beginning, so reverse iterators have a somewhat funky implementation. Ordinarily, implementation details don’t matter, but </text:span>
<text:span text:style-name="Code_20_Inline">
<text:span text:style-name="T3">reverse_iterator</text:span>
</text:span>
<text:span text:style-name="T3"> exposes this particular detail in its </text:span>
<text:span text:style-name="Code_20_Inline">
<text:span text:style-name="T3">base()</text:span>
</text:span>
<text:span text:style-name="T3"> member function, which returns the base iterator.</text:span>
</text:p>
      <text:p text:style-name="Text_20_body">
<text:span text:style-name="T3">I could tell you what the base iterator actually is, but that would take the fun away from you. </text:span>
<text:span text:style-name="Strong_20_Emphasis">
<text:span text:style-name="T19">Write a program to reveal the nature of the </text:span>
</text:span>
<text:span text:style-name="Strong_20_Emphasis">
<text:span text:style-name="T17">reverse_iterator</text:span>
</text:span>
<text:span text:style-name="Strong_20_Emphasis">
<text:span text:style-name="T19">’s base iterator.</text:span>
</text:span>
<text:span text:style-name="T3"> (Hint: fill a vector with a sequence of integers. Use a reverse iterator to get to the middle value. Compare with the value of the iterator’s </text:span>
<text:span text:style-name="Code_20_Inline">
<text:span text:style-name="T3">base()</text:span>
</text:span>
<text:span text:style-name="T3"> iterator.)</text:span>
</text:p>
      <text:p text:style-name="Text_20_body">
<text:span text:style-name="Strong_20_Emphasis">
<text:span text:style-name="T3">If a </text:span>
</text:span>
<text:span text:style-name="Strong_20_Emphasis">
<text:span text:style-name="T17">reverse_iterator</text:span>
</text:span>
<text:span text:style-name="Strong_20_Emphasis">
<text:span text:style-name="T3"> points to position </text:span>
</text:span>
<text:span text:style-name="Strong_20_Emphasis">
<text:span text:style-name="T20">x</text:span>
</text:span>
<text:span text:style-name="Strong_20_Emphasis">
<text:span text:style-name="T3"> of a container, what does its </text:span>
</text:span>
<text:span text:style-name="Strong_20_Emphasis">
<text:span text:style-name="T17">base()</text:span>
</text:span>
<text:span text:style-name="Strong_20_Emphasis">
<text:span text:style-name="T3"> iterator point to?</text:span>
</text:span>
</text:p>
      <text:p text:style-name="Unnumbered_20_List">_____________________________________________________________</text:p>
      <text:p text:style-name="Text_20_body">
<text:span text:style-name="T3">If you did not answer </text:span>
<text:span text:style-name="Emphasis">
<text:span text:style-name="T14">x</text:span>
</text:span>
<text:span text:style-name="T3"> + 1, try running the program in Listing 44-6.</text:span>
</text:p>
      <text:p text:style-name="Code_20_Caption"><text:span text:style-name="T9">Listing 44-6.</text:span> Revealing the Implementation of <text:span text:style-name="Code_20_Inline"><text:span text:style-name="T21">reverse_iterator</text:span></text:span></text:p>
      <text:p text:style-name="Code">#include &lt;algorithm&gt;</text:p>
      <text:p text:style-name="Code">#include &lt;cassert&gt;</text:p>
      <text:p text:style-name="Code">#include &lt;iostream&gt;</text:p>
      <text:p text:style-name="Code"/>
      <text:p text:style-name="Code">#include "data.hpp"</text:p>
      <text:p text:style-name="Code">#include "sequence.hpp"</text:p>
      <text:p text:style-name="Code"/>
      <text:p text:style-name="Code">int main()</text:p>
      <text:p text:style-name="Code">{</text:p>
      <text:p text:style-name="Code"><text:soft-page-break/><text:span text:style-name="T1"><text:s text:c="2"/></text:span>intvector data(10);</text:p>
      <text:p text:style-name="Code"><text:span text:style-name="T1"><text:s text:c="2"/></text:span>std::generate(data.begin(), data.end(), sequence(1));</text:p>
      <text:p text:style-name="Code"><text:span text:style-name="T1"><text:s text:c="2"/></text:span>write_data(data); <text:s text:c="30"/>// prints { 1 2 3 4 5 6 7 8 9 10 }</text:p>
      <text:p text:style-name="Code"><text:span text:style-name="T1"><text:s text:c="2"/></text:span>intvector::iterator iter{data.begin()};</text:p>
      <text:p text:style-name="Code"><text:span text:style-name="T1"><text:s text:c="2"/></text:span>iter = iter + 5; <text:s text:c="31"/>// iter is random access</text:p>
      <text:p text:style-name="Code"><text:span text:style-name="T1"><text:s text:c="2"/></text:span>std::cout &lt;&lt; *iter &lt;&lt; '\n'; <text:s text:c="20"/>// prints 5</text:p>
      <text:p text:style-name="Code"/>
      <text:p text:style-name="Code"><text:span text:style-name="T1"><text:s text:c="2"/></text:span>intvector::reverse_iterator rev{data.rbegin()};</text:p>
      <text:p text:style-name="Code"><text:span text:style-name="T1"><text:s text:c="2"/></text:span>std::cout &lt;&lt; *rev &lt;&lt; '\n'; <text:s text:c="21"/>// prints 10</text:p>
      <text:p text:style-name="Code"><text:span text:style-name="T1"><text:s text:c="2"/></text:span>rev = rev + 4; <text:s text:c="33"/>// rev is also random access</text:p>
      <text:p text:style-name="Code"><text:span text:style-name="T1"><text:s text:c="2"/></text:span>std::cout &lt;&lt; *rev &lt;&lt; '\n'; <text:s text:c="21"/>// prints 6</text:p>
      <text:p text:style-name="Code"><text:span text:style-name="T1"><text:s text:c="2"/></text:span>std::cout &lt;&lt; *rev.base() &lt;&lt; '\n'; <text:s text:c="14"/>// prints 7</text:p>
      <text:p text:style-name="Code"><text:span text:style-name="T1"><text:s text:c="2"/></text:span>std::cout &lt;&lt; *data.rend().base() &lt;&lt; '\n'; <text:s text:c="6"/>// prints 0</text:p>
      <text:p text:style-name="Code"><text:span text:style-name="T1"><text:s text:c="2"/></text:span>assert(data.rbegin().base() == data.end());</text:p>
      <text:p text:style-name="Code"><text:span text:style-name="T1"><text:s text:c="2"/></text:span>assert(data.rend().base() <text:s text:c="2"/>== data.begin());</text:p>
      <text:p text:style-name="Code">}</text:p>
      <text:p text:style-name="Text_20_body">
<text:span text:style-name="T3">Now do you see? The base iterator always points to one position </text:span>
<text:span text:style-name="Emphasis">
<text:span text:style-name="T14">after</text:span>
</text:span>
<text:span text:style-name="T3"> the reverse iterator’s position. That’s the trick that allows </text:span>
<text:span text:style-name="Code_20_Inline">
<text:span text:style-name="T3">rend()</text:span>
</text:span>
<text:span text:style-name="T3"> to point to a position “before the beginning,” even though that’s not allowed. Under the hood, the </text:span>
<text:span text:style-name="Code_20_Inline">
<text:span text:style-name="T3">rend()</text:span>
</text:span>
<text:span text:style-name="T3"> iterator actually has a base iterator that points at the first item in the container, and the </text:span>
<text:span text:style-name="Code_20_Inline">
<text:span text:style-name="T3">reverse_iterator</text:span>
</text:span>
<text:span text:style-name="T3">’s implementation of the </text:span>
<text:span text:style-name="Code_20_Inline">
<text:span text:style-name="T3">*</text:span>
</text:span>
<text:span text:style-name="T3"> operator performs the magic of taking the base iterator, retreating one position, and then dereferencing the base iterator.</text:span>
</text:p>
      <text:p text:style-name="P5">As you can see, iterators are a little more complicated than they initially seem to be. Once you understand how they work, however, you will see that they are actually quite simple, powerful, and easy to use. But first, it’s time to pick up a few more important C++ programming techniques. The next Exploration introduces exceptions and exception-handling, necessary topics for properly handling programmer and user errors.</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 fo:font-size="8.5pt" fo:letter-spacing="normal" fo:language="en" fo:country="US" style:text-underline-style="none" style:font-size-asian="8.5pt" style:font-name-complex="ZapfDingbats" style:font-size-complex="8.5pt" style:text-emphasize="none" style:text-scale="100%"/>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4 </text:span>
<text:span text:style-name="MT2"></text:span>
<text:span text:style-name="MT3"> Iterators</text:span>
</text:p>
      </style:header>
      <style:header-left style:display="false">
        <text:p text:style-name="Header">
<text:span text:style-name="MT3">CHAPTER 44 </text:span>
<text:span text:style-name="MT2"></text:span>
<text:span text:style-name="MT3"> Iterators</text:span>
</text:p>
      </style:header-left>
      <style:footer>
        <text:p text:style-name="MP2">
<text:page-number text:select-page="current">11</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4:57:00</meta:creation-date>
    <dc:creator>Ray Lischner</dc:creator>
    <dc:date>2013-10-26T13:40:18</dc:date>
    <meta:print-date>2009-03-19T10:05:00</meta:print-date>
    <meta:editing-cycles>8</meta:editing-cycles>
    <meta:editing-duration>PT25M44S</meta:editing-duration>
    <meta:generator>LibreOffice/4.0-5$Linux_X86_64 LibreOffice_project/400m0$Build-305</meta:generator>
    <meta:document-statistic meta:table-count="0" meta:image-count="1" meta:object-count="0" meta:page-count="12" meta:paragraph-count="228" meta:word-count="4106" meta:character-count="27507" meta:non-whitespace-character-count="23127"/>
    <meta:user-defined meta:name="Chapter Number">4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